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789 <text:s/>gpg --verify asynchrone_verschlüsselung.drawio.png.gpg </text:p>
      <text:p text:style-name="Standard"><text:s text:c="2"/>790 <text:s/>gpg --import key.asc</text:p>
      <text:p text:style-name="Standard"><text:s text:c="2"/>791 <text:s/>gpg --import 40aaffd96d422892ec4f8b3037add14e47a2e6a9.asc </text:p>
      <text:p text:style-name="Standard"><text:s text:c="2"/>792 <text:s/>gpg --verify asynchrone_verschlüsselung.drawio.png.gpg </text:p>
      <text:p text:style-name="Standard"><text:s text:c="2"/>793 <text:s/>gpg --edit-key 40aaffd96d422892ec4f8b3037add14e47a2e6a9.asc </text:p>
      <text:p text:style-name="Standard"><text:s text:c="2"/>794 <text:s/>gpg --edit-key 40aaffd96d422892ec4f8b3037add14e47a2e6a9.asc trus</text:p>
      <text:p text:style-name="Standard"><text:s text:c="2"/>795 <text:s/>gpg --edit-key 40aaffd96d422892ec4f8b3037add14e47a2e6a9.asc trust</text:p>
      <text:p text:style-name="Standard"><text:s text:c="2"/>796 <text:s/>gpg --edit-key 40aaffd96d422892ec4f8b3037add14e47a2e6a9</text:p>
      <text:p text:style-name="Standard"><text:s text:c="2"/>797 <text:s/>gpg --verify asynchrone_verschlüsselung.drawio.png.gpg </text:p>
      <text:p text:style-name="Standard"><text:s text:c="2"/>798 <text:s/>echo "Hallo Herr Fischer, LG Adrian danke fürs helfen mit der VMBox" &gt; nachricht.txt</text:p>
      <text:p text:style-name="Standard"><text:s text:c="2"/>799 <text:s/>gpg --encrypt --armor -r "michael.fischer@htl-hl.ac.at" nachricht.txt </text:p>
      <text:p text:style-name="Standard"><text:s text:c="2"/>800 <text:s/>ls -la</text:p>
      <text:p text:style-name="Standard"><text:s text:c="2"/>801 <text:s/>gpg --full-generate-key</text:p>
      <text:p text:style-name="Standard"><text:s text:c="2"/>802 <text:s/>gpg --list-secret-key</text:p>
      <text:p text:style-name="Standard"><text:s text:c="2"/>803 <text:s/>gpg --encrypt --armor --sign -r "michael.fischer@htl-hl.ac.at" nachricht.txt </text:p>
      <text:p text:style-name="Standard"><text:s text:c="2"/>804 <text:s/>gpg --list-secret-key</text:p>
      <text:p text:style-name="Standard"><text:s text:c="2"/>805 <text:s/>gpg --list-keys --keyis-format long</text:p>
      <text:p text:style-name="Standard"><text:s text:c="2"/>806 <text:s/>gpg --list-keys --keys-format long</text:p>
      <text:p text:style-name="Standard"><text:s text:c="2"/>807 <text:s/>gpg --list-keys --keyid-format long</text:p>
      <text:p text:style-name="Standard"><text:s text:c="2"/>808 <text:s/>gpg --keyserver hkps://keyserver.ubuntu.com --send-keys 20F490CE026A3982</text:p>
      <text:p text:style-name="Standard"><text:s text:c="2"/>809 <text:s/>ls -la</text:p>
      <text:p text:style-name="Standard"><text:s text:c="2"/>810 <text:s/>history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5:59:58.304544420</meta:creation-date>
    <dc:date>2025-09-19T16:06:55.481586434</dc:date>
    <meta:editing-duration>PT6M57S</meta:editing-duration>
    <meta:editing-cycles>1</meta:editing-cycles>
    <meta:document-statistic meta:table-count="0" meta:image-count="0" meta:object-count="0" meta:page-count="1" meta:paragraph-count="22" meta:word-count="131" meta:character-count="1132" meta:non-whitespace-character-count="975"/>
    <meta:generator>LibreOffice/25.2.3.2$Linux_X86_64 LibreOffice_project/520$Build-2</meta:generator>
  </office:meta>
</office:document-meta>
</file>